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000000000080000000891D675BEBF9E1C5F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1.1215in"/>
    </style:style>
    <style:style style:name="Table5.B" style:family="table-column">
      <style:table-column-properties style:column-width="5.816in"/>
    </style:style>
    <style:style style:name="Table5.1" style:family="table-row">
      <style:table-row-properties style:min-row-height="0.8715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8125in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5.1194in"/>
    </style:style>
    <style:style style:name="Table2.A1" style:family="table-cell">
      <style:table-cell-properties fo:padding="0.0382in" fo:border="none"/>
    </style:style>
    <style:style style:name="Table2.7" style:family="table-row">
      <style:table-row-properties style:min-row-height="0.4715in"/>
    </style:style>
    <style:style style:name="Table2.8" style:family="table-row">
      <style:table-row-properties style:min-row-height="0.5035in"/>
    </style:style>
    <style:style style:name="Table2.9" style:family="table-row">
      <style:table-row-properties style:min-row-height="0.2965in"/>
    </style:style>
    <style:style style:name="Table3" style:family="table">
      <style:table-properties style:width="6.9299in" fo:margin-left="0in" table:align="left"/>
    </style:style>
    <style:style style:name="Table3.A" style:family="table-column">
      <style:table-column-properties style:column-width="3.1861in"/>
    </style:style>
    <style:style style:name="Table3.B" style:family="table-column">
      <style:table-column-properties style:column-width="0.4417in"/>
    </style:style>
    <style:style style:name="Table3.C" style:family="table-column">
      <style:table-column-properties style:column-width="3.3021in"/>
    </style:style>
    <style:style style:name="Table3.1" style:family="table-row">
      <style:table-row-properties style:min-row-height="1.3715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9pt" fo:font-weight="bold" officeooo:rsid="00811e01" officeooo:paragraph-rsid="00eeca49" style:font-size-asian="7.84999990463257pt" style:font-weight-asian="bold" style:font-size-complex="9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107ae10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0eeca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style:text-underline-style="none" officeooo:rsid="00a3b732" officeooo:paragraph-rsid="00e5ab72" style:font-size-asian="9.60000038146973pt" style:font-size-complex="11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1aad00" officeooo:paragraph-rsid="010a02b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102094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5b0362" officeooo:paragraph-rsid="0107ae10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3a1f22" officeooo:paragraph-rsid="00eeca49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79a3a0" officeooo:paragraph-rsid="00e5ab72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27f31d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8c881a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10beab2" officeooo:paragraph-rsid="010beab2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027f31d" officeooo:paragraph-rsid="0027f31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10beab2" officeooo:paragraph-rsid="010beab2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107ae10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10a045e" officeooo:paragraph-rsid="010a045e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eeca49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e3791" officeooo:paragraph-rsid="00e5ab72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3d0fe" officeooo:paragraph-rsid="00f6efd7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eeca49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bold" officeooo:rsid="0090a023" officeooo:paragraph-rsid="0009a129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6pt" fo:font-weight="normal" officeooo:rsid="0051c756" officeooo:paragraph-rsid="0102094c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0pt" fo:font-weight="bold" officeooo:rsid="004a95d3" officeooo:paragraph-rsid="00f6efd7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0pt" fo:font-weight="normal" officeooo:rsid="00f43bfe" officeooo:paragraph-rsid="00eeca49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3pt" style:text-underline-style="none" fo:font-weight="bold" officeooo:rsid="00b6b3da" officeooo:paragraph-rsid="00b6b3da" fo:background-color="transparent" style:font-size-asian="11.3500003814697pt" style:font-weight-asian="bold" style:font-size-complex="13pt" style:font-weight-complex="bold"/>
    </style:style>
    <style:style style:name="P37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0pt" style:text-underline-style="none" fo:font-weight="normal" officeooo:rsid="00b6b3da" officeooo:paragraph-rsid="00b6b3da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0pt" style:text-underline-style="none" fo:font-weight="normal" officeooo:rsid="00b6b3da" officeooo:paragraph-rsid="00b6b3da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40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4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line-height="115%"/>
      <style:text-properties style:font-name="Serif" fo:font-size="11pt" fo:font-weight="normal" officeooo:rsid="008bc518" officeooo:paragraph-rsid="010a02b0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43bfe" officeooo:paragraph-rsid="0120eb2b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1e5a4" officeooo:paragraph-rsid="0120eb2b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15%"/>
      <style:text-properties style:font-name="Serif" fo:font-size="11pt" fo:font-weight="bold" officeooo:rsid="008bbaa0" officeooo:paragraph-rsid="010a02b0" style:font-size-asian="9.60000038146973pt" style:font-weight-asian="bold" style:font-size-complex="11pt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Serif" fo:font-size="11pt" officeooo:rsid="0081bbc1" officeooo:paragraph-rsid="0120eb2b" style:font-size-asian="11pt" style:font-size-complex="11pt"/>
    </style:style>
    <style:style style:name="P50" style:family="paragraph" style:parent-style-name="Standard">
      <style:paragraph-properties fo:line-height="115%"/>
      <style:text-properties style:font-name="Serif" fo:font-size="11pt" officeooo:rsid="00811e01" officeooo:paragraph-rsid="0120eb2b" style:font-size-asian="11pt" style:font-size-complex="11pt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Serif" fo:font-size="11pt" officeooo:rsid="00d937a6" officeooo:paragraph-rsid="00d937a6" style:font-size-asian="11pt" style:font-size-complex="11pt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Serif" fo:font-size="13pt" fo:font-weight="bold" officeooo:rsid="00a564ec" officeooo:paragraph-rsid="00099b5f" style:font-size-asian="13pt" style:font-weight-asian="bold" style:font-size-complex="13pt" style:font-weight-complex="bold"/>
    </style:style>
    <style:style style:name="P53" style:family="paragraph" style:parent-style-name="Standard">
      <style:paragraph-properties fo:line-height="115%"/>
      <style:text-properties style:font-name="Serif" fo:font-size="13pt" fo:font-weight="bold" officeooo:rsid="0179ea1d" officeooo:paragraph-rsid="0179ea1d" style:font-size-asian="13pt" style:font-weight-asian="bold" style:font-size-complex="13pt" style:font-weight-complex="bold"/>
    </style:style>
    <style:style style:name="P54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Serif" fo:font-size="13pt" officeooo:paragraph-rsid="00099b5f" style:font-size-asian="13pt" style:font-size-complex="13pt"/>
    </style:style>
    <style:style style:name="P56" style:family="paragraph" style:parent-style-name="Standard">
      <style:paragraph-properties fo:line-height="100%"/>
      <style:text-properties style:font-name="Serif" fo:font-size="10pt" fo:font-weight="bold" officeooo:rsid="001816eb" officeooo:paragraph-rsid="00099b5f" style:font-size-asian="8.75pt" style:font-weight-asian="bold" style:font-size-complex="10pt" style:font-weight-complex="bold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Serif" fo:font-size="10pt" fo:font-weight="normal" officeooo:rsid="001aad00" officeooo:paragraph-rsid="00099b5f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Serif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59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27f31d" officeooo:paragraph-rsid="01739aaa" style:font-size-asian="9.60000038146973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b38387" officeooo:paragraph-rsid="01739aaa" style:font-size-asian="9.60000038146973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paragraph-rsid="01739aaa"/>
    </style:style>
    <style:style style:name="P62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63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81bbc1" officeooo:paragraph-rsid="0120eb2b" style:font-size-asian="11pt" style:font-weight-asian="bold" style:font-size-complex="11pt" style:font-weight-complex="bold"/>
    </style:style>
    <style:style style:name="P64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/>
      <style:text-properties style:font-name="Serif" fo:font-size="11pt" fo:font-weight="bold" officeooo:rsid="01226a6d" officeooo:paragraph-rsid="01226a6d" style:font-size-asian="9.60000038146973pt" style:font-weight-asian="bold" style:font-size-complex="11pt" style:font-weight-complex="bold"/>
    </style:style>
    <style:style style:name="P65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e6bc" officeooo:paragraph-rsid="010fe6bc" style:font-size-asian="9.60000038146973pt" style:font-weight-asian="bold" style:font-size-complex="11pt" style:font-weight-complex="bold"/>
    </style:style>
    <style:style style:name="P66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d8cff" officeooo:paragraph-rsid="010d8cff" style:font-size-asian="9.60000038146973pt" style:font-weight-asian="bold" style:font-size-complex="11pt" style:font-weight-complex="bold"/>
    </style:style>
    <style:style style:name="P67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beab2" officeooo:paragraph-rsid="010beab2" style:font-size-asian="9.60000038146973pt" style:font-weight-asian="bold" style:font-size-complex="11pt" style:font-weight-complex="bold"/>
    </style:style>
    <style:style style:name="P68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dac7" officeooo:paragraph-rsid="010fdac7" style:font-size-asian="9.60000038146973pt" style:font-weight-asian="bold" style:font-size-complex="11pt" style:font-weight-complex="bold"/>
    </style:style>
    <style:style style:name="P69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officeooo:rsid="010beab2" officeooo:paragraph-rsid="010beab2" style:font-size-asian="9.60000038146973pt" style:font-size-complex="11pt"/>
    </style:style>
    <style:style style:name="P70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120eb2b" style:font-size-asian="12pt" style:font-weight-asian="bold" style:font-size-complex="12pt" style:font-weight-complex="bold"/>
    </style:style>
    <style:style style:name="P71" style:family="paragraph" style:parent-style-name="Standard" style:master-page-name="">
      <style:paragraph-properties fo:text-align="start" style:justify-single-word="false" style:page-number="auto"/>
      <style:text-properties style:font-name="Serif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Serif" fo:font-size="11pt" officeooo:rsid="010fe6bc" officeooo:paragraph-rsid="010fe6bc" style:font-size-asian="9.60000038146973pt" style:font-size-complex="11pt"/>
    </style:style>
    <style:style style:name="P73" style:family="paragraph" style:parent-style-name="Table_20_Contents">
      <style:paragraph-properties fo:text-align="justify" style:justify-single-word="false"/>
      <style:text-properties style:font-name="Serif" fo:font-size="11pt" officeooo:rsid="010d8cff" officeooo:paragraph-rsid="010d8cff" style:font-size-asian="9.60000038146973pt" style:font-size-complex="11pt"/>
    </style:style>
    <style:style style:name="P74" style:family="paragraph" style:parent-style-name="Table_20_Contents">
      <style:paragraph-properties fo:text-align="justify" style:justify-single-word="false"/>
      <style:text-properties style:font-name="Serif" fo:font-size="11pt" officeooo:rsid="010beab2" officeooo:paragraph-rsid="010beab2" style:font-size-asian="9.60000038146973pt" style:font-size-complex="11pt"/>
    </style:style>
    <style:style style:name="P75" style:family="paragraph" style:parent-style-name="Table_20_Contents">
      <style:paragraph-properties fo:text-align="justify" style:justify-single-word="false"/>
      <style:text-properties style:font-name="Serif" fo:font-size="11pt" officeooo:rsid="010fdac7" officeooo:paragraph-rsid="010fdac7" style:font-size-asian="9.60000038146973pt" style:font-size-complex="11pt"/>
    </style:style>
    <style:style style:name="P7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f6efd7"/>
    </style:style>
    <style:style style:name="P77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officeooo:paragraph-rsid="00e5ab72"/>
    </style:style>
    <style:style style:name="P78" style:family="paragraph" style:parent-style-name="Standard" style:list-style-name="L5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c2aee"/>
    </style:style>
    <style:style style:name="P7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weight="normal" officeooo:paragraph-rsid="00f6efd7" style:font-weight-asian="normal" style:font-weight-complex="normal"/>
    </style:style>
    <style:style style:name="P80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weight="normal" officeooo:rsid="00935016" officeooo:paragraph-rsid="00935016" style:font-weight-asian="normal" style:font-weight-complex="normal"/>
    </style:style>
    <style:style style:name="P81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0pt" style:text-underline-style="none" fo:font-weight="normal" officeooo:rsid="004d8056" officeooo:paragraph-rsid="00f6efd7" style:font-size-asian="8.75pt" style:font-weight-asian="normal" style:font-size-complex="10pt" style:font-weight-complex="normal"/>
    </style:style>
    <style:style style:name="P82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style:text-underline-style="none" fo:font-weight="bold" officeooo:rsid="004d8056" officeooo:paragraph-rsid="0142117f" style:font-size-asian="9.60000038146973pt" style:font-weight-asian="bold" style:font-size-complex="11pt" style:font-weight-complex="bold"/>
    </style:style>
    <style:style style:name="P83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style:text-underline-style="none" fo:font-weight="bold" officeooo:rsid="004d8056" officeooo:paragraph-rsid="014773f9" style:font-size-asian="9.60000038146973pt" style:font-weight-asian="bold" style:font-size-complex="11pt" style:font-weight-complex="bold"/>
    </style:style>
    <style:style style:name="P84" style:family="paragraph" style:parent-style-name="Standard" style:list-style-name="L5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fo:font-size="11pt" fo:font-weight="normal" officeooo:rsid="001aad00" officeooo:paragraph-rsid="00ec2aee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7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eeca49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7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25e6d" officeooo:paragraph-rsid="01650376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7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eeca49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7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eeca49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90a023" officeooo:paragraph-rsid="008c881a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8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11pt" style:font-weight-asian="normal" style:font-size-complex="11pt" style:font-weight-complex="normal"/>
    </style:style>
    <style:style style:name="P91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11pt" style:font-weight-asian="normal" style:font-size-complex="11pt" style:font-weight-complex="normal"/>
    </style:style>
    <style:style style:name="P92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11pt" style:font-weight-asian="normal" style:font-size-complex="11pt" style:font-weight-complex="normal"/>
    </style:style>
    <style:style style:name="P93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107ae10" style:font-size-asian="11pt" style:font-weight-asian="normal" style:font-size-complex="11pt" style:font-weight-complex="normal"/>
    </style:style>
    <style:style style:name="P94" style:family="paragraph" style:parent-style-name="Standard" style:list-style-name="L8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107ae10" style:font-size-asian="11pt" style:font-weight-asian="bold" style:font-size-complex="11pt" style:font-weight-complex="bold"/>
    </style:style>
    <style:style style:name="P95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107ae10" style:font-size-asian="11pt" style:font-weight-asian="bold" style:font-size-complex="11pt" style:font-weight-complex="bold"/>
    </style:style>
    <style:style style:name="P96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107ae10" style:font-size-asian="11pt" style:font-weight-asian="bold" style:font-size-complex="11pt" style:font-weight-complex="bold"/>
    </style:style>
    <style:style style:name="P97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98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99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107ae10" style:font-size-asian="9.60000038146973pt" style:font-weight-asian="bold" style:font-size-complex="11pt" style:font-weight-complex="bold"/>
    </style:style>
    <style:style style:name="P100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01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02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03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2pt" fo:font-weight="bold" officeooo:rsid="00ee3791" officeooo:paragraph-rsid="00ea4b10" style:font-size-asian="12pt" style:font-weight-asian="bold" style:font-size-complex="12pt" style:font-weight-complex="bold"/>
    </style:style>
    <style:style style:name="P104" style:family="paragraph" style:parent-style-name="Standard" style:list-style-name="L7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2pt" fo:font-weight="bold" officeooo:rsid="007924d5" officeooo:paragraph-rsid="00eeca49" style:font-size-asian="10.5pt" style:font-weight-asian="bold" style:font-size-complex="12pt" style:font-weight-complex="bold"/>
    </style:style>
    <style:style style:name="P105" style:family="paragraph" style:parent-style-name="Standard" style:list-style-name="L7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officeooo:paragraph-rsid="016535dd"/>
    </style:style>
    <style:style style:name="P106" style:family="paragraph" style:parent-style-name="Standard" style:list-style-name="L7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107" style:family="paragraph" style:parent-style-name="Standard" style:list-style-name="L7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eeca49"/>
    </style:style>
    <style:style style:name="P108" style:family="paragraph" style:parent-style-name="Standard" style:list-style-name="L2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09" style:family="paragraph" style:parent-style-name="Standard" style:list-style-name="L3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0" style:family="paragraph" style:parent-style-name="Standard" style:list-style-name="L4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1" style:family="paragraph" style:parent-style-name="Standard" style:list-style-name="L7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eeca49" style:font-size-asian="9.60000038146973pt" style:font-weight-asian="normal" style:font-size-complex="11pt" style:font-weight-complex="normal"/>
    </style:style>
    <style:style style:name="P112" style:family="paragraph" style:parent-style-name="Standard" style:list-style-name="L5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2pt" style:text-underline-style="none" fo:font-weight="bold" officeooo:rsid="00efafd2" officeooo:paragraph-rsid="00e5ab72" style:font-size-asian="12pt" style:font-weight-asian="bold" style:font-size-complex="12pt" style:font-weight-complex="bold"/>
    </style:style>
    <style:style style:name="P113" style:family="paragraph" style:parent-style-name="Standard" style:list-style-name="L7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114" style:family="paragraph" style:parent-style-name="Standard" style:list-style-name="L12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453in"/>
        </style:tab-stops>
      </style:paragraph-properties>
      <style:text-properties officeooo:paragraph-rsid="016f139e"/>
    </style:style>
    <style:style style:name="P115" style:family="paragraph" style:parent-style-name="Standard" style:list-style-name="L6" style:master-page-name="">
      <loext:graphic-properties draw:fill="none"/>
      <style:paragraph-properties fo:margin-left="0.5618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16" style:family="paragraph" style:parent-style-name="Standard" style:list-style-name="L6">
      <loext:graphic-properties draw:fill="none"/>
      <style:paragraph-properties fo:margin-left="0.5618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17" style:family="paragraph" style:parent-style-name="Standard" style:list-style-name="L5" style:master-page-name="">
      <loext:graphic-properties draw:fill="none"/>
      <style:paragraph-properties fo:margin-left="0.75in" fo:margin-right="0in" fo:line-height="100%" fo:text-align="justify" style:justify-single-word="false" fo:text-indent="-0.1866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18" style:family="paragraph" style:parent-style-name="Standard" style:list-style-name="L5">
      <loext:graphic-properties draw:fill="none"/>
      <style:paragraph-properties fo:margin-left="0.75in" fo:margin-right="0in" fo:line-height="100%" fo:text-align="justify" style:justify-single-word="false" fo:text-indent="-0.1866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19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b38387" officeooo:paragraph-rsid="01739aaa" style:font-size-asian="9.60000038146973pt" style:font-weight-asian="normal" style:font-size-complex="11pt" style:font-weight-complex="normal"/>
    </style:style>
    <style:style style:name="T1" style:family="text">
      <style:text-properties officeooo:rsid="005531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65dfe" style:font-weight-asian="normal" style:font-weight-complex="normal"/>
    </style:style>
    <style:style style:name="T4" style:family="text">
      <style:text-properties fo:font-weight="normal" officeooo:rsid="0047169e" style:font-weight-asian="normal" style:font-weight-complex="normal"/>
    </style:style>
    <style:style style:name="T5" style:family="text">
      <style:text-properties fo:font-weight="normal" officeooo:rsid="014733a4" style:font-weight-asian="normal" style:font-weight-complex="normal"/>
    </style:style>
    <style:style style:name="T6" style:family="text">
      <style:text-properties fo:font-weight="normal" officeooo:rsid="014773f9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8e717" style:font-weight-asian="bold" style:font-weight-complex="bold"/>
    </style:style>
    <style:style style:name="T9" style:family="text">
      <style:text-properties fo:font-weight="bold" officeooo:rsid="01507eb7" style:font-weight-asian="bold" style:font-weight-complex="bold"/>
    </style:style>
    <style:style style:name="T10" style:family="text">
      <style:text-properties fo:font-weight="bold" officeooo:rsid="0158702d" style:font-weight-asian="bold" style:font-weight-complex="bold"/>
    </style:style>
    <style:style style:name="T11" style:family="text">
      <style:text-properties fo:font-weight="bold" officeooo:rsid="0158d96d" style:font-weight-asian="bold" style:font-weight-complex="bold"/>
    </style:style>
    <style:style style:name="T12" style:family="text">
      <style:text-properties fo:font-weight="bold" officeooo:rsid="0163da00" style:font-weight-asian="bold" style:font-weight-complex="bold"/>
    </style:style>
    <style:style style:name="T13" style:family="text">
      <style:text-properties fo:font-weight="bold" officeooo:rsid="002a3ec5" style:font-weight-asian="bold" style:font-weight-complex="bold"/>
    </style:style>
    <style:style style:name="T14" style:family="text">
      <style:text-properties fo:font-weight="bold" officeooo:rsid="016f139e" style:font-weight-asian="bold" style:font-weight-complex="bold"/>
    </style:style>
    <style:style style:name="T15" style:family="text">
      <style:text-properties officeooo:rsid="00c92c92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normal" officeooo:rsid="0047169e" style:font-weight-asian="normal" style:font-weight-complex="normal"/>
    </style:style>
    <style:style style:name="T18" style:family="text">
      <style:text-properties style:text-position="super 58%" officeooo:rsid="0111725d"/>
    </style:style>
    <style:style style:name="T19" style:family="text">
      <style:text-properties officeooo:rsid="00221c4b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9c51e0" style:font-size-asian="13pt" style:font-size-complex="13pt"/>
    </style:style>
    <style:style style:name="T22" style:family="text">
      <style:text-properties officeooo:rsid="00579383"/>
    </style:style>
    <style:style style:name="T23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5" style:family="text">
      <style:text-properties style:text-line-through-style="none" style:text-line-through-type="none" style:font-name="Serif" fo:font-size="11pt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style:text-line-through-style="none" style:text-line-through-type="none"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27" style:family="text">
      <style:text-properties style:text-line-through-style="none" style:text-line-through-type="none" style:font-name="Serif" fo:font-size="11pt" style:text-underline-style="none" fo:font-weight="bold" officeooo:rsid="007a921a" style:font-size-asian="11pt" style:font-weight-asian="bold" style:font-size-complex="11pt" style:font-weight-complex="bold"/>
    </style:style>
    <style:style style:name="T28" style:family="text">
      <style:text-properties style:text-line-through-style="none" style:text-line-through-type="none"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29" style:family="text">
      <style:text-properties style:text-line-through-style="none" style:text-line-through-type="none"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0" style:family="text">
      <style:text-properties style:text-line-through-style="none" style:text-line-through-type="none" style:font-name="Serif" fo:font-size="11pt" style:text-underline-style="none" fo:font-weight="bold" officeooo:rsid="014c8d8d" style:font-size-asian="11pt" style:font-weight-asian="bold" style:font-size-complex="11pt" style:font-weight-complex="bold"/>
    </style:style>
    <style:style style:name="T31" style:family="text">
      <style:text-properties style:text-line-through-style="none" style:text-line-through-type="none" style:font-name="Serif" fo:font-size="11pt" style:text-underline-style="none" fo:font-weight="bold" officeooo:rsid="0084226a" style:font-size-asian="11pt" style:font-weight-asian="bold" style:font-size-complex="11pt" style:font-weight-complex="bold"/>
    </style:style>
    <style:style style:name="T32" style:family="text">
      <style:text-properties style:text-line-through-style="none" style:text-line-through-type="none" style:font-name="Serif" fo:font-size="11pt" style:text-underline-style="none" fo:font-weight="bold" officeooo:rsid="00bcb795" style:font-size-asian="11pt" style:font-weight-asian="bold" style:font-size-complex="11pt" style:font-weight-complex="bold"/>
    </style:style>
    <style:style style:name="T33" style:family="text">
      <style:text-properties style:text-line-through-style="none" style:text-line-through-type="none"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4" style:family="text">
      <style:text-properties style:text-line-through-style="none" style:text-line-through-type="none" style:font-name="Serif" fo:font-size="11pt" style:text-underline-style="none" fo:font-weight="bold" officeooo:rsid="00850711" style:font-size-asian="11pt" style:font-weight-asian="bold" style:font-size-complex="11pt" style:font-weight-complex="bold"/>
    </style:style>
    <style:style style:name="T35" style:family="text">
      <style:text-properties style:text-line-through-style="none" style:text-line-through-type="none"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36" style:family="text">
      <style:text-properties style:text-line-through-style="none" style:text-line-through-type="none" style:font-name="Serif" fo:font-size="11pt" style:text-underline-style="none" fo:font-weight="bold" officeooo:rsid="0043ee31" style:font-size-asian="11pt" style:font-weight-asian="bold" style:font-size-complex="11pt" style:font-weight-complex="bold"/>
    </style:style>
    <style:style style:name="T37" style:family="text">
      <style:text-properties style:text-line-through-style="none" style:text-line-through-type="none" style:font-name="Serif" fo:font-size="11pt" style:text-underline-style="none" fo:font-weight="bold" officeooo:rsid="00824a24" style:font-size-asian="11pt" style:font-weight-asian="bold" style:font-size-complex="11pt" style:font-weight-complex="bold"/>
    </style:style>
    <style:style style:name="T38" style:family="text">
      <style:text-properties style:text-line-through-style="none" style:text-line-through-type="none" style:font-name="Serif" fo:font-size="11pt" fo:font-style="normal" style:text-underline-style="none" fo:font-weight="bold" officeooo:rsid="00adab06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text-line-through-style="none" style:text-line-through-type="none" style:font-name="Serif" fo:font-size="11pt" fo:font-style="normal" style:text-underline-style="none" fo:font-weight="bold" officeooo:rsid="009e2be9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text-line-through-style="none" style:text-line-through-type="none" style:font-name="Serif" fo:font-size="11pt" fo:font-style="normal" style:text-underline-style="none" fo:font-weight="bold" officeooo:rsid="00aef97e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text-line-through-style="none" style:text-line-through-type="none" style:font-name="Serif" style:text-underline-style="none" fo:font-weight="normal" style:font-weight-asian="normal" style:font-weight-complex="normal"/>
    </style:style>
    <style:style style:name="T42" style:family="text">
      <style:text-properties style:text-line-through-style="none" style:text-line-through-type="none" style:font-name="Serif" style:text-underline-style="none" fo:font-weight="bold" style:font-weight-asian="bold" style:font-weight-complex="bold"/>
    </style:style>
    <style:style style:name="T43" style:family="text">
      <style:text-properties style:text-line-through-style="none" style:text-line-through-type="none" style:text-position="0% 100%" fo:font-style="normal" officeooo:rsid="017def1d" style:font-style-asian="normal" style:font-style-complex="normal"/>
    </style:style>
    <style:style style:name="T44" style:family="text">
      <style:text-properties officeooo:rsid="008ae16d"/>
    </style:style>
    <style:style style:name="T45" style:family="text">
      <style:text-properties officeooo:rsid="009bc11f"/>
    </style:style>
    <style:style style:name="T46" style:family="text">
      <style:text-properties officeooo:rsid="00a28395"/>
    </style:style>
    <style:style style:name="T47" style:family="text">
      <style:text-properties officeooo:rsid="00b3970d"/>
    </style:style>
    <style:style style:name="T48" style:family="text">
      <style:text-properties officeooo:rsid="00b842d0"/>
    </style:style>
    <style:style style:name="T49" style:family="text">
      <style:text-properties officeooo:rsid="00da4df0"/>
    </style:style>
    <style:style style:name="T50" style:family="text">
      <style:text-properties officeooo:rsid="00de5f96"/>
    </style:style>
    <style:style style:name="T51" style:family="text">
      <style:text-properties officeooo:rsid="00e85ba1"/>
    </style:style>
    <style:style style:name="T52" style:family="text">
      <style:text-properties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53" style:family="text">
      <style:text-properties fo:font-size="11pt" style:text-underline-style="none" officeooo:rsid="004a95d3" style:font-size-asian="9.60000038146973pt" style:font-size-complex="11pt"/>
    </style:style>
    <style:style style:name="T54" style:family="text">
      <style:text-properties fo:font-size="11pt" style:text-underline-style="none" officeooo:rsid="004b94ff" style:font-size-asian="9.60000038146973pt" style:font-size-complex="11pt"/>
    </style:style>
    <style:style style:name="T55" style:family="text">
      <style:text-properties fo:font-size="11pt" style:text-underline-style="none" officeooo:rsid="004d8056" style:font-size-asian="9.60000038146973pt" style:font-size-complex="11pt"/>
    </style:style>
    <style:style style:name="T56" style:family="text">
      <style:text-properties fo:font-size="11pt" style:font-size-asian="9.60000038146973pt" style:font-size-complex="11pt"/>
    </style:style>
    <style:style style:name="T57" style:family="text">
      <style:text-properties fo:font-size="11pt" officeooo:rsid="008e5bdd" style:font-size-asian="9.60000038146973pt" style:font-size-complex="11pt"/>
    </style:style>
    <style:style style:name="T58" style:family="text">
      <style:text-properties officeooo:rsid="00f099cf"/>
    </style:style>
    <style:style style:name="T59" style:family="text">
      <style:text-properties officeooo:rsid="00f1e5a4"/>
    </style:style>
    <style:style style:name="T60" style:family="text">
      <style:text-properties officeooo:rsid="00f2ec7b"/>
    </style:style>
    <style:style style:name="T61" style:family="text">
      <style:text-properties officeooo:rsid="00f41e41"/>
    </style:style>
    <style:style style:name="T62" style:family="text">
      <style:text-properties officeooo:rsid="00f4812e"/>
    </style:style>
    <style:style style:name="T63" style:family="text">
      <style:text-properties officeooo:rsid="0100f71d"/>
    </style:style>
    <style:style style:name="T64" style:family="text">
      <style:text-properties officeooo:rsid="0111725d"/>
    </style:style>
    <style:style style:name="T65" style:family="text">
      <style:text-properties officeooo:rsid="011a85d6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f4812e" style:font-style-asian="italic" style:font-style-complex="italic"/>
    </style:style>
    <style:style style:name="T68" style:family="text">
      <style:text-properties fo:font-style="italic" officeooo:rsid="014733a4" style:font-style-asian="italic" style:font-style-complex="italic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style:font-name="Serif"/>
    </style:style>
    <style:style style:name="T71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72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73" style:family="text">
      <style:text-properties style:font-name="Serif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74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75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76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77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78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79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80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81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82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83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84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85" style:family="text">
      <style:text-properties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86" style:family="text">
      <style:text-properties style:font-name="Serif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87" style:family="text">
      <style:text-properties style:font-name="Serif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88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89" style:family="text">
      <style:text-properties style:font-name="Serif" fo:font-size="11pt" style:text-underline-style="none" officeooo:rsid="0024fc74" style:font-size-asian="11pt" style:font-size-complex="11pt"/>
    </style:style>
    <style:style style:name="T90" style:family="text">
      <style:text-properties style:font-name="Serif" fo:font-size="11pt" style:text-underline-style="none" officeooo:rsid="007a921a" style:font-size-asian="11pt" style:font-size-complex="11pt"/>
    </style:style>
    <style:style style:name="T91" style:family="text">
      <style:text-properties style:font-name="Serif" fo:font-size="11pt" style:text-underline-style="none" officeooo:rsid="007b862a" style:font-size-asian="11pt" style:font-size-complex="11pt"/>
    </style:style>
    <style:style style:name="T92" style:family="text">
      <style:text-properties style:font-name="Serif" fo:font-size="11pt" style:text-underline-style="none" fo:font-weight="bold" officeooo:rsid="0050b826" style:font-size-asian="9.60000038146973pt" style:font-weight-asian="bold" style:font-size-complex="11pt" style:font-weight-complex="bold"/>
    </style:style>
    <style:style style:name="T93" style:family="text">
      <style:text-properties style:font-name="Serif" fo:font-size="11pt" style:text-underline-style="none" fo:font-weight="bold" officeooo:rsid="00fd6c52" style:font-size-asian="9.60000038146973pt" style:font-weight-asian="bold" style:font-size-complex="11pt" style:font-weight-complex="bold"/>
    </style:style>
    <style:style style:name="T94" style:family="text">
      <style:text-properties style:font-name="Serif" fo:font-size="11pt" style:text-underline-style="none" fo:font-weight="bold" officeooo:rsid="00ff3339" style:font-size-asian="9.60000038146973pt" style:font-weight-asian="bold" style:font-size-complex="11pt" style:font-weight-complex="bold"/>
    </style:style>
    <style:style style:name="T95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96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97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98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99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100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101" style:family="text">
      <style:text-properties style:font-name="Serif" fo:font-size="11pt" fo:font-weight="normal" officeooo:rsid="0050b826" style:font-size-asian="9.60000038146973pt" style:font-weight-asian="normal" style:font-size-complex="11pt" style:font-weight-complex="normal"/>
    </style:style>
    <style:style style:name="T102" style:family="text">
      <style:text-properties style:font-name="Serif" fo:font-size="11pt" fo:font-weight="normal" officeooo:rsid="005c2747" style:font-size-asian="9.60000038146973pt" style:font-weight-asian="normal" style:font-size-complex="11pt" style:font-weight-complex="normal"/>
    </style:style>
    <style:style style:name="T103" style:family="text">
      <style:text-properties style:font-name="Serif" fo:font-size="11pt" fo:font-weight="normal" officeooo:rsid="01611309" style:font-size-asian="9.60000038146973pt" style:font-weight-asian="normal" style:font-size-complex="11pt" style:font-weight-complex="normal"/>
    </style:style>
    <style:style style:name="T104" style:family="text">
      <style:text-properties style:font-name="Serif" fo:font-size="11pt" fo:font-weight="normal" officeooo:rsid="0057c29c" style:font-size-asian="9.60000038146973pt" style:font-weight-asian="normal" style:font-size-complex="11pt" style:font-weight-complex="normal"/>
    </style:style>
    <style:style style:name="T105" style:family="text">
      <style:text-properties style:font-name="Serif" fo:font-size="11pt" fo:font-weight="normal" officeooo:rsid="0166aa22" style:font-size-asian="9.60000038146973pt" style:font-weight-asian="normal" style:font-size-complex="11pt" style:font-weight-complex="normal"/>
    </style:style>
    <style:style style:name="T106" style:family="text">
      <style:text-properties style:font-name="Serif" fo:font-size="11pt" fo:font-weight="normal" officeooo:rsid="00a564ec" style:font-size-asian="11pt" style:font-weight-asian="normal" style:font-size-complex="11pt" style:font-weight-complex="normal"/>
    </style:style>
    <style:style style:name="T107" style:family="text">
      <style:text-properties style:font-name="Serif" fo:font-size="11pt" fo:font-weight="normal" officeooo:rsid="016f139e" style:font-size-asian="11pt" style:font-weight-asian="normal" style:font-size-complex="11pt" style:font-weight-complex="normal"/>
    </style:style>
    <style:style style:name="T108" style:family="text">
      <style:text-properties style:font-name="Serif" fo:font-size="11pt" fo:font-weight="normal" officeooo:rsid="016f48c8" style:font-size-asian="11pt" style:font-weight-asian="normal" style:font-size-complex="11pt" style:font-weight-complex="normal"/>
    </style:style>
    <style:style style:name="T109" style:family="text">
      <style:text-properties style:font-name="Serif" style:text-underline-style="none"/>
    </style:style>
    <style:style style:name="T110" style:family="text">
      <style:text-properties style:font-name="Serif" style:text-underline-style="none" fo:font-weight="bold" style:font-weight-asian="bold" style:font-weight-complex="bold"/>
    </style:style>
    <style:style style:name="T111" style:family="text">
      <style:text-properties style:font-name="Serif" style:text-underline-style="none" fo:font-weight="bold" style:font-size-asian="11pt" style:font-weight-asian="bold" style:font-weight-complex="bold"/>
    </style:style>
    <style:style style:name="T112" style:family="text">
      <style:text-properties style:font-name="Serif" style:text-underline-style="none" fo:font-weight="bold" officeooo:rsid="007b862a" style:font-size-asian="11pt" style:font-weight-asian="bold" style:font-weight-complex="bold"/>
    </style:style>
    <style:style style:name="T113" style:family="text">
      <style:text-properties style:font-name="Serif" style:text-underline-style="none" style:font-size-asian="11pt"/>
    </style:style>
    <style:style style:name="T114" style:family="text">
      <style:text-properties style:font-name="Serif" style:text-underline-style="none" officeooo:rsid="003cdb35" style:font-size-asian="11pt"/>
    </style:style>
    <style:style style:name="T115" style:family="text">
      <style:text-properties style:font-name="Serif" style:text-underline-style="none" officeooo:rsid="006d7a85" style:font-size-asian="11pt"/>
    </style:style>
    <style:style style:name="T116" style:family="text">
      <style:text-properties style:font-name="Serif" style:text-underline-style="none" officeooo:rsid="0043ee31" style:font-size-asian="11pt"/>
    </style:style>
    <style:style style:name="T117" style:family="text">
      <style:text-properties style:use-window-font-color="true" style:font-name="Serif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118" style:family="text">
      <style:text-properties style:use-window-font-color="true" style:font-name="Serif" fo:font-size="11pt" style:text-underline-style="none" fo:font-weight="bold" officeooo:rsid="0151efbc" style:font-size-asian="9.60000038146973pt" style:font-weight-asian="bold" style:font-size-complex="11pt" style:font-weight-complex="bold"/>
    </style:style>
    <style:style style:name="T119" style:family="text">
      <style:text-properties style:use-window-font-color="true" style:font-name="Serif" fo:font-size="11pt" style:text-underline-style="none" fo:font-weight="bold" officeooo:rsid="008bc518" style:font-size-asian="9.60000038146973pt" style:font-weight-asian="bold" style:font-size-complex="11pt" style:font-weight-complex="bold"/>
    </style:style>
    <style:style style:name="T120" style:family="text">
      <style:text-properties style:use-window-font-color="true" style:font-name="Serif" fo:font-size="11pt" fo:font-style="normal" style:text-underline-style="none" fo:font-weight="bold" officeooo:rsid="0050b826" style:font-size-asian="9.60000038146973pt" style:font-style-asian="normal" style:font-weight-asian="bold" style:font-size-complex="11pt" style:font-style-complex="normal" style:font-weight-complex="bold"/>
    </style:style>
    <style:style style:name="T121" style:family="text">
      <style:text-properties style:use-window-font-color="true" style:font-name="Serif" fo:font-size="11pt" fo:font-style="normal" style:text-underline-style="none" fo:font-weight="bold" officeooo:rsid="016535dd" style:font-size-asian="9.60000038146973pt" style:font-style-asian="normal" style:font-weight-asian="bold" style:font-size-complex="11pt" style:font-style-complex="normal" style:font-weight-complex="bold"/>
    </style:style>
    <style:style style:name="T122" style:family="text">
      <style:text-properties style:use-window-font-color="true" style:font-name="Serif" fo:font-size="11pt" fo:font-style="normal" style:text-underline-style="none" fo:font-weight="normal" officeooo:rsid="016535dd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use-window-font-color="true" style:text-position="super 58%" style:font-name="Serif" fo:font-size="11pt" style:text-underline-style="none" fo:font-weight="bold" officeooo:rsid="0151efbc" style:font-size-asian="9.60000038146973pt" style:font-weight-asian="bold" style:font-size-complex="11pt" style:font-weight-complex="bold"/>
    </style:style>
    <style:style style:name="T124" style:family="text">
      <style:text-properties style:use-window-font-color="true" style:text-line-through-style="none" style:text-line-through-type="none" style:font-name="Serif" fo:font-size="11pt" fo:font-style="normal" style:text-underline-style="none" fo:font-weight="bold" officeooo:rsid="0050b826" style:font-size-asian="9.60000038146973pt" style:font-style-asian="normal" style:font-weight-asian="bold" style:font-size-complex="11pt" style:font-style-complex="normal" style:font-weight-complex="bold"/>
    </style:style>
    <style:style style:name="T125" style:family="text">
      <style:text-properties officeooo:rsid="014733a4"/>
    </style:style>
    <style:style style:name="T126" style:family="text">
      <style:text-properties fo:font-style="normal" officeooo:rsid="014733a4" style:font-style-asian="normal" style:font-style-complex="normal"/>
    </style:style>
    <style:style style:name="T127" style:family="text">
      <style:text-properties fo:font-style="normal" fo:font-weight="normal" officeooo:rsid="014733a4" style:font-style-asian="normal" style:font-weight-asian="normal" style:font-style-complex="normal" style:font-weight-complex="normal"/>
    </style:style>
    <style:style style:name="T128" style:family="text">
      <style:text-properties officeooo:rsid="014773f9"/>
    </style:style>
    <style:style style:name="T129" style:family="text">
      <style:text-properties officeooo:rsid="01507eb7"/>
    </style:style>
    <style:style style:name="T130" style:family="text">
      <style:text-properties officeooo:rsid="015764f3"/>
    </style:style>
    <style:style style:name="T131" style:family="text">
      <style:text-properties officeooo:rsid="0158197c"/>
    </style:style>
    <style:style style:name="T132" style:family="text">
      <style:text-properties officeooo:rsid="0158702d"/>
    </style:style>
    <style:style style:name="T133" style:family="text">
      <style:text-properties officeooo:rsid="0158d96d"/>
    </style:style>
    <style:style style:name="T134" style:family="text">
      <style:text-properties officeooo:rsid="015f506f"/>
    </style:style>
    <style:style style:name="T135" style:family="text">
      <style:text-properties officeooo:rsid="0163da00"/>
    </style:style>
    <style:style style:name="T136" style:family="text">
      <style:text-properties officeooo:rsid="01685c66"/>
    </style:style>
    <style:style style:name="T137" style:family="text">
      <style:text-properties officeooo:rsid="016adfc1"/>
    </style:style>
    <style:style style:name="T138" style:family="text">
      <style:text-properties officeooo:rsid="01739aaa"/>
    </style:style>
    <style:style style:name="T139" style:family="text">
      <style:text-properties officeooo:rsid="0027f31d" style:font-size-asian="9.60000038146973pt" style:font-weight-asian="normal" style:font-size-complex="11pt" style:font-weight-complex="normal"/>
    </style:style>
    <style:style style:name="T140" style:family="text">
      <style:text-properties officeooo:rsid="01739aaa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58"/>
      <text:p text:style-name="P42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40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72">habib_cse_ruet@yahoo.com</text:span></text:a></text:p>
      <text:p text:style-name="P41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39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89">http://habib.tech</text:span></text:a></text:p>
      <text:p text:style-name="P38"/>
      <text:p text:style-name="P36">Objective</text:p>
      <text:p text:style-name="P35">To secure a position where I can <text:span text:style-name="T49">use</text:span> my analytical skills,<text:span text:style-name="T48"> abilities and experiences to tech students.</text:span></text:p>
      <text:p text:style-name="P37"/>
      <text:p text:style-name="P54">Summary</text:p>
      <text:p text:style-name="P56"/>
      <text:p text:style-name="P51"><text:span text:style-name="T2">I’m </text:span><text:span text:style-name="T7">Habibur Rahman</text:span><text:span text:style-name="T2">, an undergraduate student at </text:span><text:span text:style-name="T7">Computer Science &amp; Engineering</text:span><text:span text:style-name="T2"> at </text:span><text:span text:style-name="T7">Rajshahi University of Engineering &amp; Technology</text:span><text:span text:style-name="T2">. I have an excellent academic profile. Currently, I am researching in </text:span><text:span text:style-name="T7">Natural Language Processing</text:span><text:span text:style-name="T2">. My current research topic is “</text:span><text:span text:style-name="T7">Learning to Solve Percentage Word Problem by Parsing into Equations”</text:span><text:span text:style-name="T2">. I have a great interest on </text:span><text:span text:style-name="T7">Algorithm</text:span><text:span text:style-name="T2">, </text:span><text:span text:style-name="T7">Data Science</text:span><text:span text:style-name="T2">, </text:span><text:span text:style-name="T7">Machine Learning</text:span><text:span text:style-name="T2"> and </text:span><text:span text:style-name="T7">Sentiment Mining</text:span><text:span text:style-name="T2">.</text:span></text:p>
      <text:p text:style-name="P57"/>
      <text:p text:style-name="P46">I love to <text:span text:style-name="T50">teach whatever I know, </text:span>take challenges and learn <text:span text:style-name="T44">something new</text:span>.</text:p>
      <text:p text:style-name="P57"/>
      <text:p text:style-name="P30">Education<text:span text:style-name="T46">s</text:span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201<text:span text:style-name="T59">2</text:span>-201<text:span text:style-name="T59">3</text:span></text:p>
          </table:table-cell>
          <table:table-cell table:style-name="Table5.A1" office:value-type="string">
            <text:p text:style-name="P70">Rajshahi University of Engineering &amp; Technology</text:p>
            <text:p text:style-name="P50"><text:span text:style-name="T66">Bachelor of </text:span><text:span text:style-name="T69">Computer Science and Engineering</text:span><text:span text:style-name="T59"> </text:span></text:p>
            <text:p text:style-name="P49">CGPA: <text:span text:style-name="T7">3.77 </text:span><text:span text:style-name="T3">out of</text:span><text:span text:style-name="T2"> 4.00 </text:span><text:span text:style-name="T4">(Up to 7</text:span><text:span text:style-name="T17">th</text:span><text:span text:style-name="T4"> Semester)</text:span></text:p>
          </table:table-cell>
        </table:table-row>
        <table:table-row table:style-name="Table5.2">
          <table:table-cell table:style-name="Table5.A1" office:value-type="string">
            <text:p text:style-name="P62">2010-<text:span text:style-name="T61">2011</text:span></text:p>
          </table:table-cell>
          <table:table-cell table:style-name="Table5.A1" office:value-type="string">
            <text:p text:style-name="P48">Alimuddin Degree College, Hatibandha, Lalmonirhat</text:p>
            <text:p text:style-name="P45"><text:span text:style-name="T66">Higher Secondary Certificate</text:span><text:span text:style-name="T60"> </text:span></text:p>
            <text:p text:style-name="P44">GPA: <text:span text:style-name="T7">5.00</text:span> out of 5.00 (Without 4<text:span text:style-name="T16">th</text:span> Subject)</text:p>
          </table:table-cell>
        </table:table-row>
        <table:table-row>
          <table:table-cell table:style-name="Table5.A1" office:value-type="string">
            <text:p text:style-name="P64">2008-2009</text:p>
          </table:table-cell>
          <table:table-cell table:style-name="Table5.A1" office:value-type="string">
            <text:p text:style-name="P48"><text:span text:style-name="T62">Parulia Schedule Caste Bi-Leteral High School and College</text:span>, Lalmonirhat</text:p>
            <text:p text:style-name="P45"><text:span text:style-name="T67">Secondary</text:span><text:span text:style-name="T66"> Secondary Certificate</text:span></text:p>
            <text:p text:style-name="P44">GPA: <text:span text:style-name="T7">5.00</text:span> out of 5.00 (Without 4<text:span text:style-name="T16">th</text:span> Subject)</text:p>
          </table:table-cell>
        </table:table-row>
      </table:table>
      <text:p text:style-name="P34"/>
      <text:p text:style-name="P29">Research</text:p>
      <text:p text:style-name="P33"/>
      <text:list xml:id="list1082072237741728388" text:style-name="L1">
        <text:list-item>
          <text:p text:style-name="P76"><text:a xlink:type="simple" xlink:href="https://github.com/habibrahmanbd/PWPS" text:style-name="Internet_20_link" text:visited-style-name="Visited_20_Internet_20_Link"><text:span text:style-name="T117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><text:span text:style-name="T53"><text:s text:c="5"/></text:span><text:span text:style-name="T54">Field: </text:span><text:span text:style-name="T52">Natural Language Processing</text:span></text:p>
                              <text:p text:style-name="P79"><text:span text:style-name="T54"><text:s text:c="5"/></text:span><text:span text:style-name="T55">Undergraduate Research, CSE, RUET</text:span></text:p>
                              <text:p text:style-name="P81"/>
                            </text:list-header>
                            <text:list-item>
                              <text:p text:style-name="P82">Sentiment Mining using Logistic Regression Algorithm</text:p>
                              <text:list>
                                <text:list-header>
                                  <text:p text:style-name="P83"><text:span text:style-name="T6"><text:s text:c="5"/>Field:</text:span><text:span text:style-name="T128"> Natural Language Processing</text:span></text:p>
                                  <text:p text:style-name="P83"><text:span text:style-name="T5"><text:s text:c="5"/>Status:</text:span><text:span text:style-name="T125"> </text:span><text:span text:style-name="T68">Submitted</text:span><text:span text:style-name="T126"> </text:span><text:span text:style-name="T127">in</text:span><text:span text:style-name="T126"> </text:span><text:span text:style-name="T43">EICT-2017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text:soft-page-break/>Awards</text:p>
      <text:p text:style-name="P47"/>
      <text:list xml:id="list1566193880282348414" text:style-name="L2">
        <text:list-item>
          <text:p text:style-name="P108">ACM-ICPC Dhaka Regional-2016</text:p>
        </text:list-item>
      </text:list>
      <text:p text:style-name="P43"><text:s text:c="5"/>20<text:span text:style-name="T16">th</text:span> , Rajshahi Divisional Champion,</text:p>
      <text:p text:style-name="P43"><text:s text:c="5"/>Top 10 University Awards</text:p>
      <text:p text:style-name="P43"><text:s text:c="5"/><text:span text:style-name="T9">Team:</text:span><text:span text:style-name="T129"> RUET_OSIRIS</text:span></text:p>
      <text:p text:style-name="P43"/>
      <text:list xml:id="list8653128863478513871" text:style-name="L3">
        <text:list-item>
          <text:p text:style-name="P109"><text:span text:style-name="T131">RoboTour and Programming Contest</text:span>, IEEE RUET, Student Branch</text:p>
        </text:list-item>
      </text:list>
      <text:p text:style-name="P43"><text:s text:c="5"/>2015, Runners Up</text:p>
      <text:p text:style-name="P43"><text:s text:c="5"/><text:span text:style-name="T10">Team:</text:span><text:span text:style-name="T132"> RUET_GALLINULE</text:span></text:p>
      <text:p text:style-name="P43"/>
      <text:list xml:id="list5401582904165249417" text:style-name="L4">
        <text:list-item>
          <text:p text:style-name="P110">Intra University Day Programming Contest, <text:span text:style-name="T130">CSE, RUET</text:span></text:p>
        </text:list-item>
      </text:list>
      <text:p text:style-name="P43"><text:s text:c="5"/>2014, 4<text:span text:style-name="T16">th</text:span> Position</text:p>
      <text:p text:style-name="P43"><text:s text:c="5"/><text:span text:style-name="T11">Team:</text:span><text:span text:style-name="T133"> RUET_MACROS</text:span></text:p>
      <text:p text:style-name="P6"/>
      <text:p text:style-name="P28"><text:span text:style-name="T51">Work </text:span>Experience<text:span text:style-name="T45">s</text:span></text:p>
      <text:p text:style-name="P16"/>
      <text:list xml:id="list30875188884135388" text:style-name="L5">
        <text:list-item>
          <text:p text:style-name="P103">Problem Setter and Judge</text:p>
          <text:list>
            <text:list-item>
              <text:list>
                <text:list-item>
                  <text:list>
                    <text:list-header>
                      <text:p text:style-name="P77"><text:span text:style-name="T86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87">Devskill Coding Contest – 15</text:span></text:a><text:span text:style-name="T70">”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2298858437849769535" text:style-name="L6">
        <text:list-item>
          <text:p text:style-name="P115">Setting Problems for the contests</text:p>
        </text:list-item>
        <text:list-item>
          <text:p text:style-name="P116">Judging at the time of contest</text:p>
        </text:list-item>
      </text:list>
      <text:p text:style-name="P5"/>
      <text:list xml:id="list22036530381785" text:continue-list="list30875188884135388" text:style-name="L5">
        <text:list-item>
          <text:p text:style-name="P112">Problem Setter and Judge</text:p>
          <text:list>
            <text:list-header>
              <text:p text:style-name="P78"><text:span text:style-name="T71"><text:s text:c="5"/>“</text:span><text:a xlink:type="simple" xlink:href="https://www.hackerrank.com/contests/codesmash-17" text:style-name="Internet_20_link" text:visited-style-name="Visited_20_Internet_20_Link"><text:span text:style-name="T73">Codesmash’17</text:span></text:a><text:span text:style-name="T70">”</text:span></text:p>
            </text:list-header>
            <text:list-item>
              <text:p text:style-name="P117">Setting Problems for the Fresher's contests held at RUET</text:p>
            </text:list-item>
            <text:list-item>
              <text:p text:style-name="P118">Judging at the time of contest</text:p>
              <text:p text:style-name="P84"/>
            </text:list-item>
          </text:list>
        </text:list-item>
      </text:list>
      <text:p text:style-name="P27">Competitive Coding <text:span text:style-name="T58">Activity</text:span></text:p>
      <text:p text:style-name="P15"/>
      <text:list xml:id="list155679659950588722" text:style-name="L7">
        <text:list-item>
          <text:p text:style-name="P85"><text:span text:style-name="T70">Participated in the </text:span><text:a xlink:type="simple" xlink:href="https://icpc.baylor.edu/ICPCID/ZRGSWBPI6H06" text:style-name="Internet_20_link" text:visited-style-name="Visited_20_Internet_20_Link"><text:span text:style-name="T110">ACM-ICPC</text:span></text:a><text:span text:style-name="T70"> Dhaka Regional in 2016, </text:span><text:span text:style-name="T134">Team: RUET_OSIRIS</text:span><text:span text:style-name="T70">;</text:span></text:p>
        </text:list-item>
        <text:list-item>
          <text:p text:style-name="P105"><text:span text:style-name="T101">Participated in the </text:span><text:a xlink:type="simple" xlink:href="https://icpc.baylor.edu/ICPCID/ZRGSWBPI6H06" text:style-name="Internet_20_link" text:visited-style-name="Visited_20_Internet_20_Link"><text:span text:style-name="T92">N</text:span></text:a><text:a xlink:type="simple" xlink:href="https://icpc.baylor.edu/ICPCID/ZRGSWBPI6H06" text:style-name="Internet_20_link" text:visited-style-name="Visited_20_Internet_20_Link"><text:span text:style-name="T93">ational </text:span></text:a><text:a xlink:type="simple" xlink:href="https://icpc.baylor.edu/ICPCID/ZRGSWBPI6H06" text:style-name="Internet_20_link" text:visited-style-name="Visited_20_Internet_20_Link"><text:span text:style-name="T94">Collegiate</text:span></text:a><text:a xlink:type="simple" xlink:href="https://icpc.baylor.edu/ICPCID/ZRGSWBPI6H06" text:style-name="Internet_20_link" text:visited-style-name="Visited_20_Internet_20_Link"><text:span text:style-name="T93"> </text:span></text:a><text:a xlink:type="simple" xlink:href="https://icpc.baylor.edu/ICPCID/ZRGSWBPI6H06" text:style-name="Internet_20_link" text:visited-style-name="Visited_20_Internet_20_Link"><text:span text:style-name="T92">P</text:span></text:a><text:a xlink:type="simple" xlink:href="https://icpc.baylor.edu/ICPCID/ZRGSWBPI6H06" text:style-name="Internet_20_link" text:visited-style-name="Visited_20_Internet_20_Link"><text:span text:style-name="T93">rogramming </text:span></text:a><text:a xlink:type="simple" xlink:href="https://icpc.baylor.edu/ICPCID/ZRGSWBPI6H06" text:style-name="Internet_20_link" text:visited-style-name="Visited_20_Internet_20_Link"><text:span text:style-name="T92">C</text:span></text:a><text:a xlink:type="simple" xlink:href="https://icpc.baylor.edu/ICPCID/ZRGSWBPI6H06" text:style-name="Internet_20_link" text:visited-style-name="Visited_20_Internet_20_Link"><text:span text:style-name="T93">ontest</text:span></text:a><text:span text:style-name="T101"> in 2015 </text:span><text:span text:style-name="T103">as Team: <text:tab/>RUET_GALLINULE</text:span><text:span text:style-name="T101"> </text:span><text:span text:style-name="T102">and</text:span><text:span text:style-name="T101"> 2016 </text:span><text:span text:style-name="T103">as Team: RUET_Breaking_Condition</text:span><text:span text:style-name="T101">;</text:span></text:p>
        </text:list-item>
        <text:list-item>
          <text:p text:style-name="P105"><text:span text:style-name="T122">Participated in the</text:span><text:span text:style-name="T120"> </text:span><text:a xlink:type="simple" xlink:href="https://toph.co/c/cybernauts16/standings" text:style-name="Internet_20_link" text:visited-style-name="Visited_20_Internet_20_Link"><text:span text:style-name="T124">Cybarnauts’16 National Programming Contest</text:span></text:a><text:span text:style-name="T120"> </text:span><text:span text:style-name="T122">in 2016</text:span><text:span text:style-name="T121">, <text:tab/></text:span><text:span text:style-name="T122">Team: RUET_GALLINULE;</text:span></text:p>
        </text:list-item>
        <text:list-item>
          <text:p text:style-name="P105"><text:span text:style-name="T104">Participated in the </text:span><text:a xlink:type="simple" xlink:href="https://toph.co/c/iut-ict-fest-8/standings" text:style-name="Internet_20_link" text:visited-style-name="Visited_20_Internet_20_Link"><text:span text:style-name="T118">AB Bank </text:span></text:a><text:a xlink:type="simple" xlink:href="https://toph.co/c/iut-ict-fest-8/standings" text:style-name="Internet_20_link" text:visited-style-name="Visited_20_Internet_20_Link"><text:span text:style-name="T119">IUT <text:s/></text:span></text:a><text:a xlink:type="simple" xlink:href="https://toph.co/c/iut-ict-fest-8/standings" text:style-name="Internet_20_link" text:visited-style-name="Visited_20_Internet_20_Link"><text:span text:style-name="T118">8</text:span></text:a><text:a xlink:type="simple" xlink:href="https://toph.co/c/iut-ict-fest-8/standings" text:style-name="Internet_20_link" text:visited-style-name="Visited_20_Internet_20_Link"><text:span text:style-name="T123">th</text:span></text:a><text:a xlink:type="simple" xlink:href="https://toph.co/c/iut-ict-fest-8/standings" text:style-name="Internet_20_link" text:visited-style-name="Visited_20_Internet_20_Link"><text:span text:style-name="T118"> ICT </text:span></text:a><text:a xlink:type="simple" xlink:href="https://toph.co/c/iut-ict-fest-8/standings" text:style-name="Internet_20_link" text:visited-style-name="Visited_20_Internet_20_Link"><text:span text:style-name="T119">Fest </text:span></text:a><text:a xlink:type="simple" xlink:href="https://toph.co/c/iut-ict-fest-8/standings" text:style-name="Internet_20_link" text:visited-style-name="Visited_20_Internet_20_Link"><text:span text:style-name="T118">Programming Contest</text:span></text:a><text:span text:style-name="T104"> in 2016, <text:tab/></text:span><text:span text:style-name="T105">Team: RUET_OSIRIS</text:span><text:span text:style-name="T104">;</text:span></text:p>
        </text:list-item>
        <text:list-item>
          <text:p text:style-name="P86">Runner <text:span text:style-name="T22">up</text:span> in the<text:span text:style-name="T7"> RoboTour and Programming Contest, </text:span><text:span text:style-name="T12">IEEE RUET Student <text:tab/>Branch</text:span> in 2015, <text:span text:style-name="T135">Team: RUET_GALLINULE</text:span>;</text:p>
        </text:list-item>
        <text:list-item>
          <text:p text:style-name="P87">Participated in the <text:span text:style-name="T7">BUET I</text:span><text:span text:style-name="T8">nter </text:span><text:span text:style-name="T7">U</text:span><text:span text:style-name="T8">niversity </text:span><text:span text:style-name="T7">P</text:span><text:span text:style-name="T8">rogramming </text:span><text:span text:style-name="T7">C</text:span><text:span text:style-name="T8">ontest</text:span> in 2015, <text:span text:style-name="T136">Team: <text:tab/>RUET_GALLINULE</text:span>;</text:p>
        </text:list-item>
        <text:list-item>
          <text:p text:style-name="P88">Participated in the <text:span text:style-name="T7">RUET Intra University Programming Contest</text:span> in 2014, <text:span text:style-name="T137">Team: <text:tab/>RUET_MACROS</text:span>;</text:p>
        </text:list-item>
        <text:list-item>
          <text:p text:style-name="P113"><text:span text:style-name="T74">Participated in </text:span><text:span text:style-name="T95">5</text:span><text:span text:style-name="T96">0</text:span><text:span text:style-name="T75">+</text:span><text:span text:style-name="T74"> contests in </text:span><text:a xlink:type="simple" xlink:href="http://codeforces.com/profile/habib_rahman" text:style-name="Internet_20_link" text:visited-style-name="Visited_20_Internet_20_Link"><text:span text:style-name="T23">Codeforces</text:span></text:a><text:span text:style-name="T76">, </text:span><text:span text:style-name="T74">Username: habib_</text:span><text:span text:style-name="T77">rahman</text:span><text:span text:style-name="T74">, Rating: 1448</text:span><text:span text:style-name="T76">;</text:span></text:p>
        </text:list-item>
        <text:list-item>
          <text:p text:style-name="P113"><text:span text:style-name="T74">Participated in </text:span><text:span text:style-name="T97">2</text:span><text:span text:style-name="T96">0</text:span><text:span text:style-name="T75">+</text:span><text:span text:style-name="T74"> contests in </text:span><text:a xlink:type="simple" xlink:href="https://www.codechef.com/users/habib_ruet" text:style-name="Internet_20_link" text:visited-style-name="Visited_20_Internet_20_Link"><text:span text:style-name="T78">Codechef</text:span></text:a><text:span text:style-name="T76">, </text:span><text:span text:style-name="T74">Username: habib_ruet, Rating: </text:span><text:span text:style-name="T79">1977</text:span><text:span text:style-name="T76">;</text:span></text:p>
        </text:list-item>
        <text:list-item>
          <text:p text:style-name="P106"><text:soft-page-break/><text:span text:style-name="T74">Participated in </text:span><text:span text:style-name="T98">15</text:span><text:span text:style-name="T75">+</text:span><text:span text:style-name="T74"> contests in </text:span><text:a xlink:type="simple" xlink:href="https://toph.co/u/habib_rahman" text:style-name="Internet_20_link" text:visited-style-name="Visited_20_Internet_20_Link"><text:span text:style-name="T88">Toph</text:span></text:a><text:span text:style-name="T76">, </text:span><text:span text:style-name="T74">Username: habib_r</text:span><text:span text:style-name="T80">ahman</text:span><text:span text:style-name="T76">;</text:span></text:p>
        </text:list-item>
        <text:list-item>
          <text:p text:style-name="P111"><text:span text:style-name="T114">S</text:span><text:span text:style-name="T113">olved </text:span><text:span text:style-name="T111">19</text:span><text:span text:style-name="T112">5</text:span><text:span text:style-name="T115">+</text:span><text:span text:style-name="T113"> Problems in </text:span><text:a xlink:type="simple" xlink:href="http://lightoj.com/volume_userstat.php?user_id=9823" text:style-name="Internet_20_link" text:visited-style-name="Visited_20_Internet_20_Link"><text:span text:style-name="T116">Light OJ</text:span></text:a><text:span text:style-name="T113">, User ID: 9823;</text:span></text:p>
        </text:list-item>
        <text:list-item>
          <text:p text:style-name="P107"><text:span text:style-name="T81">Solved </text:span><text:span text:style-name="T99">17</text:span><text:span text:style-name="T100">5</text:span><text:span text:style-name="T82">+</text:span><text:span text:style-name="T81"> </text:span><text:span text:style-name="T75">Problems in </text:span><text:a xlink:type="simple" xlink:href="http://uhunt.felix-halim.net/id/234262" text:style-name="Internet_20_link" text:visited-style-name="Visited_20_Internet_20_Link"><text:span text:style-name="T83">Uva </text:span></text:a><text:a xlink:type="simple" xlink:href="http://uhunt.felix-halim.net/id/234262" text:style-name="Internet_20_link" text:visited-style-name="Visited_20_Internet_20_Link"><text:span text:style-name="T41">Online Judge</text:span></text:a><text:span text:style-name="T84">, </text:span><text:span text:style-name="T82">User ID: 234262</text:span></text:p>
        </text:list-item>
        <text:list-item>
          <text:p text:style-name="P104"><text:span text:style-name="T82">S</text:span><text:span text:style-name="T71">olved </text:span><text:span text:style-name="T90">2</text:span><text:span text:style-name="T91">5</text:span><text:span text:style-name="T85">+ Problems in </text:span><text:a xlink:type="simple" xlink:href="http://www.spoj.com/users/habib_rahman/" text:style-name="Internet_20_link" text:visited-style-name="Visited_20_Internet_20_Link"><text:span text:style-name="T24">SPOJ</text:span></text:a><text:span text:style-name="T85">, Username: habib_rahman</text:span></text:p>
        </text:list-item>
      </text:list>
      <text:p text:style-name="P4"/>
      <text:p text:style-name="P26">Technical Skills</text:p>
      <text:p text:style-name="P32"/>
      <text:p text:style-name="P11">Linux (Ubuntu <text:span text:style-name="T19">16.04 LTS</text:span>), <text:span text:style-name="T1">Windows 10 Pro, Eclipse, Netbeans, CodeBlocks, Spyder, SublimeText, gedit etc.</text:span></text:p>
      <text:p text:style-name="P25"><text:span text:style-name="T63">Academic </text:span>Projects</text:p>
      <text:p text:style-name="P14"/>
      <text:list xml:id="list4742834302697800385" text:style-name="L8">
        <text:list-item>
          <text:p text:style-name="P94"><text:a xlink:type="simple" xlink:href="https://github.com/habibrahmanbd/BanglaPDFtoBanglaDOC" text:style-name="Internet_20_link" text:visited-style-name="Visited_20_Internet_20_Link"><text:span text:style-name="T109">Bangla PDF to Bangla DOC Converter</text:span></text:a></text:p>
          <text:p text:style-name="P90"><text:s text:c="5"/>Year: 2017, Language: JAVA</text:p>
        </text:list-item>
      </text:list>
      <text:p text:style-name="P17"><text:s text:c="5"/>“Software to Convert PDF to DOC for Bangla <text:s text:c="2"/>Language”</text:p>
      <text:p text:style-name="P10"/>
      <text:list xml:id="list3571358000637453885" text:style-name="L9">
        <text:list-item>
          <text:p text:style-name="P95"><text:a xlink:type="simple" xlink:href="https://github.com/habibrahmanbd/onlinelabsystem" text:style-name="Internet_20_link" text:visited-style-name="Visited_20_Internet_20_Link"><text:span text:style-name="T109">Online Judging System</text:span></text:a></text:p>
          <text:p text:style-name="P91"><text:s text:c="6"/>Year: 2015, Language: HTML, CSS &amp; PHP</text:p>
          <text:p text:style-name="P100"><text:s text:c="5"/>“Online ju<text:span text:style-name="T15">dg</text:span>e for programming contest and problem solving”</text:p>
        </text:list-item>
      </text:list>
      <text:p text:style-name="P9"/>
      <text:list xml:id="list5955420017188529432" text:style-name="L10">
        <text:list-item>
          <text:p text:style-name="P96"><text:a xlink:type="simple" xlink:href="https://github.com/habibrahmanbd/nirob-blood-app/" text:style-name="Internet_20_link" text:visited-style-name="Visited_20_Internet_20_Link"><text:span text:style-name="T109">Blood Bank Management</text:span></text:a></text:p>
          <text:p text:style-name="P92"><text:s text:c="5"/>Year: 2014, Language: JAVA</text:p>
          <text:p text:style-name="P101"><text:s text:c="5"/>“Software for Blood Bank Management”</text:p>
        </text:list-item>
      </text:list>
      <text:p text:style-name="P8"/>
      <text:list xml:id="list4504971620619149707" text:style-name="L11">
        <text:list-item>
          <text:p text:style-name="P97"><text:a xlink:type="simple" xlink:href="https://github.com/habibrahmanbd/Game-Rakhal-v1.0/" text:style-name="Internet_20_link" text:visited-style-name="Visited_20_Internet_20_Link"><text:span text:style-name="T109">Game Rakhal</text:span></text:a></text:p>
          <text:p text:style-name="P93"><text:s text:c="5"/>Year: 2014, Language: JAVA</text:p>
          <text:p text:style-name="P102"><text:s text:c="5"/>“Interesting Desktop Game”</text:p>
          <text:p text:style-name="P99"/>
        </text:list-item>
        <text:list-item>
          <text:p text:style-name="P98"><text:a xlink:type="simple" xlink:href="https://github.com/habibrahmanbd/dailyCalorieCalculator" text:style-name="Internet_20_link" text:visited-style-name="Visited_20_Internet_20_Link"><text:span text:style-name="T109">Daily Calorie Calculator</text:span></text:a></text:p>
          <text:p text:style-name="P93"><text:s text:c="5"/>Year: 2014, Language: JAVA</text:p>
          <text:p text:style-name="P102"><text:s text:c="5"/>“Application for calculation of daily Life Calorie”</text:p>
        </text:list-item>
      </text:list>
      <text:p text:style-name="P3"/>
      <text:p text:style-name="P55"><text:span text:style-name="T14">Programming </text:span><text:span text:style-name="T13">Language</text:span></text:p>
      <text:p text:style-name="P52"/>
      <text:list xml:id="list6555266228305151395" text:style-name="L12">
        <text:list-item>
          <text:p text:style-name="P114"><text:span text:style-name="T106">C, </text:span><text:span text:style-name="T107">C++, </text:span><text:span text:style-name="T108">Java, Python, C#, PHP</text:span></text:p>
        </text:list-item>
      </text:list>
      <text:p text:style-name="P52"/>
      <text:p text:style-name="P24">Profiles</text:p>
      <text:p text:style-name="P13"/>
      <text:p text:style-name="P1"><text:a xlink:type="simple" xlink:href="https://linkedin.com/in/habibrahmanbd/" text:style-name="Internet_20_link" text:visited-style-name="Visited_20_Internet_20_Link"><text:span text:style-name="T42">LinkedIn</text:span></text:a><text:span text:style-name="T28"> | </text:span><text:a xlink:type="simple" xlink:href="https://icpc.baylor.edu/ICPCID/ZRGSWBPI6H06" text:style-name="Internet_20_link" text:visited-style-name="Visited_20_Internet_20_Link"><text:span text:style-name="T42">ICPCID</text:span></text:a><text:span text:style-name="T28"> | </text:span><text:a xlink:type="simple" xlink:href="https://github.com/habibrahmanbd" text:style-name="Internet_20_link" text:visited-style-name="Visited_20_Internet_20_Link"><text:span text:style-name="T29">Github</text:span></text:a><text:span text:style-name="T25"> </text:span><text:span text:style-name="T29">| </text:span><text:a xlink:type="simple" xlink:href="http://blog.habib.tech/" text:style-name="Internet_20_link" text:visited-style-name="Visited_20_Internet_20_Link"><text:span text:style-name="T39">Blog</text:span></text:a><text:span text:style-name="T25"> </text:span><text:span text:style-name="T26">| </text:span><text:a xlink:type="simple" xlink:href="http://codeforces.com/profile/habib_rahman" text:style-name="Internet_20_link" text:visited-style-name="Visited_20_Internet_20_Link"><text:span text:style-name="T38">Codeforces</text:span></text:a><text:span text:style-name="T26"> </text:span><text:span text:style-name="T30">| </text:span><text:a xlink:type="simple" xlink:href="https://www.codechef.com/users/habib_ruet" text:style-name="Internet_20_link" text:visited-style-name="Visited_20_Internet_20_Link"><text:span text:style-name="T38">Codechef</text:span></text:a><text:span text:style-name="T26"> </text:span><text:span text:style-name="T31">| </text:span><text:a xlink:type="simple" xlink:href="http://uhunt.felix-halim.net/id/234262" text:style-name="Internet_20_link" text:visited-style-name="Visited_20_Internet_20_Link"><text:span text:style-name="T32">Uva Online Judge</text:span></text:a><text:span text:style-name="T25"> </text:span><text:span text:style-name="T33"><text:s/></text:span><text:a xlink:type="simple" xlink:href="https://toph.co/u/habib_rahman" text:style-name="Internet_20_link" text:visited-style-name="Visited_20_Internet_20_Link"><text:span text:style-name="T40">Toph</text:span></text:a><text:span text:style-name="T25"> </text:span><text:span text:style-name="T34">|</text:span><text:span text:style-name="T35"> </text:span><text:a xlink:type="simple" xlink:href="http://lightoj.com/volume_userstat.php?user_id=9823" text:style-name="Internet_20_link" text:visited-style-name="Visited_20_Internet_20_Link"><text:span text:style-name="T36">Light OJ</text:span></text:a><text:span text:style-name="T35"> </text:span><text:span text:style-name="T37">| </text:span><text:a xlink:type="simple" xlink:href="http://www.spoj.com/users/habib_rahman/" text:style-name="Internet_20_link" text:visited-style-name="Visited_20_Internet_20_Link"><text:span text:style-name="T27">SPOJ</text:span></text:a></text:p>
      <text:p text:style-name="P31"/>
      <text:p text:style-name="P21"><text:span text:style-name="T20">Language</text:span><text:span text:style-name="T21">s</text:span></text:p>
      <text:p text:style-name="P12"/>
      <text:list xml:id="list5898197845729575814" text:style-name="L13">
        <text:list-item>
          <text:p text:style-name="P89">English</text:p>
        </text:list-item>
        <text:list-item>
          <text:p text:style-name="P80"><text:span text:style-name="T57">B</text:span><text:span text:style-name="T56">angla</text:span></text:p>
        </text:list-item>
      </text:list>
      <text:p text:style-name="P19"/>
      <text:p text:style-name="P19"><text:soft-page-break/></text:p>
      <text:p text:style-name="P23">Personal Details:</text:p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7">Name</text:p>
          </table:table-cell>
          <table:table-cell table:style-name="Table2.A1" office:value-type="string">
            <text:p text:style-name="P74">: Habibur Rahman</text:p>
          </table:table-cell>
        </table:table-row>
        <table:table-row>
          <table:table-cell table:style-name="Table2.A1" office:value-type="string">
            <text:p text:style-name="P68">Father’s Name</text:p>
          </table:table-cell>
          <table:table-cell table:style-name="Table2.A1" office:value-type="string">
            <text:p text:style-name="P75">: Mozibar Rahman</text:p>
          </table:table-cell>
        </table:table-row>
        <table:table-row>
          <table:table-cell table:style-name="Table2.A1" office:value-type="string">
            <text:p text:style-name="P68">Gender:</text:p>
          </table:table-cell>
          <table:table-cell table:style-name="Table2.A1" office:value-type="string">
            <text:p text:style-name="P75">: Male</text:p>
          </table:table-cell>
        </table:table-row>
        <table:table-row>
          <table:table-cell table:style-name="Table2.A1" office:value-type="string">
            <text:p text:style-name="P69"><text:span text:style-name="T7">Marital Status</text:span> </text:p>
          </table:table-cell>
          <table:table-cell table:style-name="Table2.A1" office:value-type="string">
            <text:p text:style-name="P74">: Unmarried</text:p>
          </table:table-cell>
        </table:table-row>
        <table:table-row>
          <table:table-cell table:style-name="Table2.A1" office:value-type="string">
            <text:p text:style-name="P67">Date of Birth</text:p>
          </table:table-cell>
          <table:table-cell table:style-name="Table2.A1" office:value-type="string">
            <text:p text:style-name="P74">: 26<text:span text:style-name="T18">th</text:span><text:span text:style-name="T64"> September, </text:span>1993</text:p>
          </table:table-cell>
        </table:table-row>
        <table:table-row>
          <table:table-cell table:style-name="Table2.A1" office:value-type="string">
            <text:p text:style-name="P67">Nationality</text:p>
          </table:table-cell>
          <table:table-cell table:style-name="Table2.A1" office:value-type="string">
            <text:p text:style-name="P74">: Bangladeshi</text:p>
          </table:table-cell>
        </table:table-row>
        <table:table-row table:style-name="Table2.7">
          <table:table-cell table:style-name="Table2.A1" office:value-type="string">
            <text:p text:style-name="P66">Current Address</text:p>
          </table:table-cell>
          <table:table-cell table:style-name="Table2.A1" office:value-type="string">
            <text:p text:style-name="P73">: Room #116, Bangabandhu Sheikh Mujibur Rahman Hall, RUET, Rajshahi-6204, Bangladesh</text:p>
          </table:table-cell>
        </table:table-row>
        <table:table-row table:style-name="Table2.8">
          <table:table-cell table:style-name="Table2.A1" office:value-type="string">
            <text:p text:style-name="P66">Permanent Address</text:p>
          </table:table-cell>
          <table:table-cell table:style-name="Table2.A1" office:value-type="string">
            <text:p text:style-name="P73">: Village: South Parulia, PO: South Parulia, Upazilla: Hatibandha, Zilla: Lalmonirhat</text:p>
          </table:table-cell>
        </table:table-row>
        <table:table-row table:style-name="Table2.9">
          <table:table-cell table:style-name="Table2.A1" office:value-type="string">
            <text:p text:style-name="P65">Mobile No.</text:p>
          </table:table-cell>
          <table:table-cell table:style-name="Table2.A1" office:value-type="string">
            <text:p text:style-name="P72">: 01739834866</text:p>
          </table:table-cell>
        </table:table-row>
      </table:table>
      <text:p text:style-name="P20"/>
      <text:p text:style-name="P20"/>
      <text:p text:style-name="P22">Reference<text:span text:style-name="T65">s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0">Barshon Sen,</text:p>
            <text:p text:style-name="P60">Lecturer,</text:p>
            <text:p text:style-name="P60">Computer Science &amp; Engineering,</text:p>
            <text:p text:style-name="P60">Rajshahi University of Engineering and Technology.</text:p>
            <text:p text:style-name="P59">E-mail: <text:span text:style-name="T47">sen.barshon@gmail.com</text:span></text:p>
            <text:p text:style-name="P59">Cell: <text:span text:style-name="T47">+88 01672 340 091</text:span></text:p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<text:span text:style-name="T138">Firoz Mahmud</text:span>,</text:p>
            <text:p text:style-name="P60"><text:span text:style-name="T138">Assistant Professor</text:span>,</text:p>
            <text:p text:style-name="P60">Computer Science &amp; Engineering,</text:p>
            <text:p text:style-name="P60">Rajshahi University of Engineering and Technology.</text:p>
            <text:p text:style-name="P61"><text:span text:style-name="T139">E-mail: </text:span><text:span text:style-name="T140">fmahmud@ruet.ac.bd</text:span></text:p>
            <text:p text:style-name="P59">Cell: <text:span text:style-name="T47">+88 01729 980 431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D675BEBF9E1C5F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10-30T02:20:35.498627223</dc:date>
    <meta:editing-duration>PT7H40M52S</meta:editing-duration>
    <meta:editing-cycles>320</meta:editing-cycles>
    <meta:generator>LibreOffice/5.1.6.2$Linux_X86_64 LibreOffice_project/10m0$Build-2</meta:generator>
    <meta:document-statistic meta:table-count="3" meta:image-count="5" meta:object-count="0" meta:page-count="4" meta:paragraph-count="124" meta:word-count="702" meta:character-count="4708" meta:non-whitespace-character-count="4047"/>
  </office:meta>
</office:document-meta>
</file>